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12cm" fo:min-width="0cm"/>
    </style:style>
    <style:style style:name="P1" style:family="paragraph">
      <style:paragraph-properties fo:text-align="center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19cm" svg:height="2cm" svg:x="1cm" svg:y="1.4cm">
          <text:p text:style-name="P1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11.9cm" svg:x="1cm" svg:y="1.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9cm" svg:height="2.2cm" svg:x="1cm" svg:y="11.1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2.335cm" svg:height="0.962cm" svg:x="9.265cm" svg:y="11.638cm">
          <draw:text-box>
            <text:p>Footer</text:p>
          </draw:text-box>
        </draw:frame>
        <draw:frame draw:style-name="gr3" draw:layer="layout" svg:width="2.576cm" svg:height="0.962cm" svg:x="8.9cm" svg:y="1.9cm">
          <draw:text-box>
            <text:p>Header</text:p>
          </draw:text-box>
        </draw:frame>
        <draw:custom-shape draw:style-name="gr2" draw:text-style-name="P1" draw:layer="layout" svg:width="5.3cm" svg:height="7.7cm" svg:x="14.7cm" svg:y="3.4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14.7cm" svg:y1="7.2cm" svg:x2="20cm" svg:y2="7.2cm">
          <text:p/>
        </draw:line>
        <draw:frame draw:style-name="gr3" draw:layer="layout" svg:width="3.351cm" svg:height="1.991cm" svg:x="4.9cm" svg:y="6.6cm">
          <draw:text-box>
            <text:p><text:span text:style-name="T1">Text</text:span></text:p>
          </draw:text-box>
        </draw:frame>
        <draw:frame draw:style-name="gr5" draw:layer="layout" svg:width="2.225cm" svg:height="1.462cm" svg:x="14.7cm" svg:y="4.8cm">
          <draw:text-box>
            <text:p>image</text:p>
          </draw:text-box>
        </draw:frame>
        <draw:frame draw:style-name="gr6" draw:layer="layout" svg:width="2.225cm" svg:height="1.862cm" svg:x="14.875cm" svg:y="8.538cm">
          <draw:text-box>
            <text:p>imag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30T14:17:59.755600591</meta:creation-date>
    <dc:date>2014-11-30T15:03:20.834641137</dc:date>
    <meta:editing-duration>P0D</meta:editing-duration>
    <meta:editing-cycles>1</meta:editing-cycles>
    <meta:generator>LibreOffice/4.2.7.2$Linux_X86_64 LibreOffice_project/420m0$Build-2</meta:generator>
    <meta:document-statistic meta:object-count="10"/>
  </office:meta>
</office:document-meta>
</file>